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ackground-color="#99ff66" fo:border="0.002cm solid #000000"/>
    </style:style>
    <style:style style:name="ce18" style:family="table-cell" style:parent-style-name="Default">
      <style:table-cell-properties fo:background-color="#eeeeee" fo:border="0.002cm solid #000000"/>
    </style:style>
    <style:style style:name="ce19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ETC S4 LED 2 Lustr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%20fertig/Excel/Hauptmessung/Arri%20D12.ods'#$'Ayrton Ghibli'.H4]" office:value-type="float" office:value="0">
            <text:p>#REF!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ETC S4 LED 2 Lustr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I</text:p>
          </table:table-cell>
          <table:table-cell table:style-name="ce33" office:value-type="string">
            <text:p>RT</text:p>
          </table:table-cell>
          <table:table-cell table:style-name="ce36" office:value-type="string">
            <text:p>Abstand [m]</text:p>
          </table:table-cell>
          <table:table-cell table:style-name="ce38" table:number-columns-repeated="3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50">
            <text:p>50</text:p>
          </table:table-cell>
          <table:table-cell table:style-name="ce18" office:value-type="float" office:value="1033">
            <text:p>1033</text:p>
          </table:table-cell>
          <table:table-cell table:style-name="ce18" office:value-type="float" office:value="3730">
            <text:p>3730</text:p>
          </table:table-cell>
          <table:table-cell table:style-name="ce18" office:value-type="float" office:value="-0.002">
            <text:p>-0,002</text:p>
          </table:table-cell>
          <table:table-cell table:style-name="ce18" office:value-type="float" office:value="88">
            <text:p>88</text:p>
          </table:table-cell>
          <table:table-cell table:style-name="ce24" office:value-type="float" office:value="92">
            <text:p>92</text:p>
          </table:table-cell>
          <table:table-cell table:style-name="ce18" office:value-type="float" office:value="93">
            <text:p>93</text:p>
          </table:table-cell>
          <table:table-cell table:style-name="ce18" office:value-type="float" office:value="105">
            <text:p>105</text:p>
          </table:table-cell>
          <table:table-cell table:style-name="ce18" office:value-type="float" office:value="0.2314">
            <text:p>0,2314</text:p>
          </table:table-cell>
          <table:table-cell table:style-name="ce18" office:value-type="float" office:value="0.5042">
            <text:p>0,5042</text:p>
          </table:table-cell>
          <table:table-cell table:number-columns-repeated="7" table:style-name="ce12" office:value-type="float" office:value="100">
            <text:p>100</text:p>
          </table:table-cell>
          <table:table-cell table:style-name="ce34"/>
          <table:table-cell table:style-name="ce36" office:value-type="float" office:value="7">
            <text:p>7</text:p>
          </table:table-cell>
          <table:table-cell table:style-name="ce21" office:value-type="string">
            <text:p>ESPD2018_0331_183512</text:p>
          </table:table-cell>
          <table:table-cell table:style-name="ce38" table:number-columns-repeated="2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00">
            <text:p>500</text:p>
          </table:table-cell>
          <table:table-cell table:style-name="ce17" office:value-type="float" office:value="5399">
            <text:p>5399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94">
            <text:p>94</text:p>
          </table:table-cell>
          <table:table-cell table:style-name="ce17" office:value-type="float" office:value="104">
            <text:p>104</text:p>
          </table:table-cell>
          <table:table-cell table:style-name="ce17" office:value-type="float" office:value="0.208">
            <text:p>0,208</text:p>
          </table:table-cell>
          <table:table-cell table:style-name="ce17" office:value-type="float" office:value="0.4785">
            <text:p>0,4785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79.5">
            <text:p>79,5</text:p>
          </table:table-cell>
          <table:table-cell table:style-name="ce17" office:value-type="float" office:value="39.95">
            <text:p>39,9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100">
            <text:p>100</text:p>
          </table:table-cell>
          <table:table-cell table:style-name="ce35"/>
          <table:table-cell table:style-name="ce37" office:value-type="float" office:value="7.08">
            <text:p>7,08</text:p>
          </table:table-cell>
          <table:table-cell table:style-name="ce21" office:value-type="string">
            <text:p>ESPD2018_0331_163908</text:p>
          </table:table-cell>
          <table:table-cell table:style-name="ce39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36">
            <text:p>536</text:p>
          </table:table-cell>
          <table:table-cell table:style-name="ce18" office:value-type="float" office:value="5399">
            <text:p>539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6">
            <text:p>96</text:p>
          </table:table-cell>
          <table:table-cell table:style-name="ce25" office:value-type="float" office:value="95">
            <text:p>95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0.2075">
            <text:p>0,2075</text:p>
          </table:table-cell>
          <table:table-cell table:style-name="ce18" office:value-type="float" office:value="0.4793">
            <text:p>0,479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79.5">
            <text:p>79,5</text:p>
          </table:table-cell>
          <table:table-cell table:style-name="ce18" office:value-type="float" office:value="78.95">
            <text:p>78,9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00">
            <text:p>10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7.344">
            <text:p>7,344</text:p>
          </table:table-cell>
          <table:table-cell table:style-name="ce21" office:value-type="string">
            <text:p>ESPD2018_0331_173358</text:p>
          </table:table-cell>
          <table:table-cell table:style-name="ce39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6">
            <text:p>516</text:p>
          </table:table-cell>
          <table:table-cell table:style-name="ce18" office:value-type="float" office:value="5395">
            <text:p>539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6">
            <text:p>96</text:p>
          </table:table-cell>
          <table:table-cell table:style-name="ce25" office:value-type="float" office:value="95">
            <text:p>95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0.2075">
            <text:p>0,2075</text:p>
          </table:table-cell>
          <table:table-cell table:style-name="ce18" office:value-type="float" office:value="0.4793">
            <text:p>0,479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70.5">
            <text:p>70,5</text:p>
          </table:table-cell>
          <table:table-cell table:style-name="ce18" office:value-type="float" office:value="73.45">
            <text:p>73,4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00">
            <text:p>10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7.344">
            <text:p>7,344</text:p>
          </table:table-cell>
          <table:table-cell table:style-name="ce21" office:value-type="string">
            <text:p>ESPD2018_0331_174142</text:p>
          </table:table-cell>
          <table:table-cell table:style-name="ce39" table:number-columns-repeated="4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I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2" table:number-rows-spanned="1"/>
          <table:covered-table-cell/>
          <table:covered-table-cell table:style-name="ce13"/>
          <table:covered-table-cell table:number-columns-repeated="2"/>
          <table:covered-table-cell table:number-columns-repeated="17" table:style-name="ce20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9" table:formula="of:=([.E5]-[.E$2])" office:value-type="float" office:value="100">
            <text:p>100</text:p>
          </table:table-cell>
          <table:table-cell table:style-name="ce19" table:formula="of:=([.F5]-[.F$2])" office:value-type="float" office:value="50">
            <text:p>50</text:p>
          </table:table-cell>
          <table:table-cell table:style-name="ce19" table:formula="of:=([.G5]-[.G$2])" office:value-type="float" office:value="0">
            <text:p>0</text:p>
          </table:table-cell>
          <table:table-cell table:style-name="ce19" table:formula="of:=([.H5]-[.H$2])" office:value-type="float" office:value="0">
            <text:p>#REF!</text:p>
          </table:table-cell>
          <table:table-cell table:style-name="ce19"/>
          <table:table-cell table:style-name="ce19" table:formula="of:=([.J$5]-[.J4])" office:value-type="float" office:value="7">
            <text:p>7</text:p>
          </table:table-cell>
          <table:table-cell table:style-name="ce19" table:formula="of:=([.K$5]-[.K4])" office:value-type="float" office:value="-3">
            <text:p>-3</text:p>
          </table:table-cell>
          <table:table-cell table:style-name="ce19" table:formula="of:=([.L$5]-[.L4])" office:value-type="float" office:value="1">
            <text:p>1</text:p>
          </table:table-cell>
          <table:table-cell table:style-name="ce19" table:formula="of:=([.M$5]-[.M4])" office:value-type="float" office:value="-1">
            <text:p>-1</text:p>
          </table:table-cell>
          <table:table-cell table:style-name="ce19" table:formula="of:=([.N$5]-[.N4])" office:value-type="float" office:value="-0.0234">
            <text:p>-0,0234</text:p>
          </table:table-cell>
          <table:table-cell table:style-name="ce19" table:formula="of:=([.O$5]-[.O4])" office:value-type="float" office:value="-0.0256999999999999">
            <text:p>-0,0257</text:p>
          </table:table-cell>
          <table:table-cell table:style-name="ce19" table:formula="of:=([.P$5]-[.P4])" office:value-type="float" office:value="-79">
            <text:p>-79</text:p>
          </table:table-cell>
          <table:table-cell table:style-name="ce19" table:formula="of:=([.Q$5]-[.Q4])" office:value-type="float" office:value="-20.5">
            <text:p>-20,5</text:p>
          </table:table-cell>
          <table:table-cell table:style-name="ce19" table:formula="of:=([.R$5]-[.R4])" office:value-type="float" office:value="-60.05">
            <text:p>-60,05</text:p>
          </table:table-cell>
          <table:table-cell table:style-name="ce19" table:formula="of:=([.S$5]-[.S4])" office:value-type="float" office:value="-22">
            <text:p>-22</text:p>
          </table:table-cell>
          <table:table-cell table:style-name="ce19" table:formula="of:=([.T$5]-[.T4])" office:value-type="float" office:value="0">
            <text:p>0</text:p>
          </table:table-cell>
          <table:table-cell table:style-name="ce19" table:formula="of:=([.U$5]-[.U4])" office:value-type="float" office:value="-58">
            <text:p>-58</text:p>
          </table:table-cell>
          <table:table-cell table:style-name="ce19" table:formula="of:=([.V$5]-[.V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0" table:formula="of:=([.E6]-[.E$2])" office:value-type="float" office:value="100">
            <text:p>100</text:p>
          </table:table-cell>
          <table:table-cell table:style-name="ce20" table:formula="of:=([.F6]-[.F$2])" office:value-type="float" office:value="50">
            <text:p>50</text:p>
          </table:table-cell>
          <table:table-cell table:style-name="ce20" table:formula="of:=([.G6]-[.G$2])" office:value-type="float" office:value="36">
            <text:p>36</text:p>
          </table:table-cell>
          <table:table-cell table:style-name="ce20" table:formula="of:=([.H6]-[.H$2])" office:value-type="float" office:value="0">
            <text:p>#REF!</text:p>
          </table:table-cell>
          <table:table-cell table:style-name="ce20" table:formula="of:=([.I6]-[.I$5])" office:value-type="float" office:value="0">
            <text:p>0</text:p>
          </table:table-cell>
          <table:table-cell table:style-name="ce20" table:formula="of:=([.J6]-[.J$5])" office:value-type="float" office:value="1">
            <text:p>1</text:p>
          </table:table-cell>
          <table:table-cell table:style-name="ce25" table:formula="of:=([.K6]-[.K$5])" office:value-type="float" office:value="6">
            <text:p>6</text:p>
          </table:table-cell>
          <table:table-cell table:style-name="ce20" table:formula="of:=([.L6]-[.L$5])" office:value-type="float" office:value="1">
            <text:p>1</text:p>
          </table:table-cell>
          <table:table-cell table:style-name="ce20" table:formula="of:=([.M6]-[.M$5])" office:value-type="float" office:value="-1">
            <text:p>-1</text:p>
          </table:table-cell>
          <table:table-cell table:style-name="ce20" table:formula="of:=([.N6]-[.N$5])" office:value-type="float" office:value="-0.0005">
            <text:p>-0,0005</text:p>
          </table:table-cell>
          <table:table-cell table:style-name="ce20" table:formula="of:=([.O6]-[.O$5])" office:value-type="float" office:value="0.000799999999999967">
            <text:p>0,0008</text:p>
          </table:table-cell>
          <table:table-cell table:style-name="ce20" table:formula="of:=([.P6]-[.P$5])" office:value-type="float" office:value="0">
            <text:p>0</text:p>
          </table:table-cell>
          <table:table-cell table:style-name="ce20" table:formula="of:=([.Q6]-[.Q$5])" office:value-type="float" office:value="0">
            <text:p>0</text:p>
          </table:table-cell>
          <table:table-cell table:style-name="ce20" table:formula="of:=([.R6]-[.R$5])" office:value-type="float" office:value="39">
            <text:p>39</text:p>
          </table:table-cell>
          <table:table-cell table:style-name="ce20" table:formula="of:=([.S6]-[.S$5])" office:value-type="float" office:value="0">
            <text:p>0</text:p>
          </table:table-cell>
          <table:table-cell table:style-name="ce20" table:formula="of:=([.T6]-[.T$5])" office:value-type="float" office:value="0">
            <text:p>0</text:p>
          </table:table-cell>
          <table:table-cell table:style-name="ce20" table:formula="of:=([.U6]-[.U$5])" office:value-type="float" office:value="0">
            <text:p>0</text:p>
          </table:table-cell>
          <table:table-cell table:style-name="ce20" table:formula="of:=([.V6]-[.V$5])" office:value-type="float" office:value="0">
            <text:p>0</text:p>
          </table:table-cell>
          <table:table-cell table:style-name="ce20" table:formula="of:=([.W6]-[.W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0" table:formula="of:=([.E7]-[.E$2])" office:value-type="float" office:value="100">
            <text:p>100</text:p>
          </table:table-cell>
          <table:table-cell table:style-name="ce20" table:formula="of:=([.F7]-[.F$2])" office:value-type="float" office:value="50">
            <text:p>50</text:p>
          </table:table-cell>
          <table:table-cell table:style-name="ce20" table:formula="of:=([.G7]-[.G$2])" office:value-type="float" office:value="16">
            <text:p>16</text:p>
          </table:table-cell>
          <table:table-cell table:style-name="ce20" table:formula="of:=([.H7]-[.H$2])" office:value-type="float" office:value="0">
            <text:p>#REF!</text:p>
          </table:table-cell>
          <table:table-cell table:style-name="ce20" table:formula="of:=([.I7]-[.I$5])" office:value-type="float" office:value="0">
            <text:p>0</text:p>
          </table:table-cell>
          <table:table-cell table:style-name="ce20" table:formula="of:=([.J7]-[.J$5])" office:value-type="float" office:value="1">
            <text:p>1</text:p>
          </table:table-cell>
          <table:table-cell table:style-name="ce25" table:formula="of:=([.K7]-[.K$5])" office:value-type="float" office:value="6">
            <text:p>6</text:p>
          </table:table-cell>
          <table:table-cell table:style-name="ce20" table:formula="of:=([.L7]-[.L$5])" office:value-type="float" office:value="1">
            <text:p>1</text:p>
          </table:table-cell>
          <table:table-cell table:style-name="ce20" table:formula="of:=([.M7]-[.M$5])" office:value-type="float" office:value="-2">
            <text:p>-2</text:p>
          </table:table-cell>
          <table:table-cell table:style-name="ce20" table:formula="of:=([.N7]-[.N$5])" office:value-type="float" office:value="-0.0005">
            <text:p>-0,0005</text:p>
          </table:table-cell>
          <table:table-cell table:style-name="ce20" table:formula="of:=([.O7]-[.O$5])" office:value-type="float" office:value="0.000799999999999967">
            <text:p>0,0008</text:p>
          </table:table-cell>
          <table:table-cell table:style-name="ce20" table:formula="of:=([.P7]-[.P$5])" office:value-type="float" office:value="0">
            <text:p>0</text:p>
          </table:table-cell>
          <table:table-cell table:style-name="ce20" table:formula="of:=([.Q7]-[.Q$5])" office:value-type="float" office:value="-9">
            <text:p>-9</text:p>
          </table:table-cell>
          <table:table-cell table:style-name="ce20" table:formula="of:=([.R7]-[.R$5])" office:value-type="float" office:value="33.5">
            <text:p>33,5</text:p>
          </table:table-cell>
          <table:table-cell table:style-name="ce20" table:formula="of:=([.S7]-[.S$5])" office:value-type="float" office:value="0">
            <text:p>0</text:p>
          </table:table-cell>
          <table:table-cell table:style-name="ce20" table:formula="of:=([.T7]-[.T$5])" office:value-type="float" office:value="0">
            <text:p>0</text:p>
          </table:table-cell>
          <table:table-cell table:style-name="ce20" table:formula="of:=([.U7]-[.U$5])" office:value-type="float" office:value="8">
            <text:p>8</text:p>
          </table:table-cell>
          <table:table-cell table:style-name="ce20" table:formula="of:=([.V7]-[.V$5])" office:value-type="float" office:value="0">
            <text:p>0</text:p>
          </table:table-cell>
          <table:table-cell table:style-name="ce20" table:formula="of:=([.W7]-[.W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21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table:number-columns-repeated="2"/>
          <table:table-cell table:style-name="ce21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5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/>
          <table:table-cell office:value-type="float" office:value="388646730">
            <text:p>388646730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oftwareversion:</text:p>
          </table:table-cell>
          <table:table-cell/>
          <table:table-cell office:value-type="string">
            <text:p>1.7.0.9.0.13 (1)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3:3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3:39:51.16</dc:date>
    <dc:creator>Matthias Held</dc:creator>
    <meta:editing-duration>P1DT11H4M3S</meta:editing-duration>
    <meta:editing-cycles>45</meta:editing-cycles>
    <meta:generator>OpenOffice/4.1.5$Win32 OpenOffice.org_project/415m1$Build-9789</meta:generator>
    <meta:document-statistic meta:table-count="1" meta:cell-count="227" meta:object-count="0"/>
  </office:meta>
</office:document-meta>
</file>